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c5dc2" officeooo:paragraph-rsid="000c5dc2"/>
    </style:style>
    <style:style style:name="P2" style:family="paragraph" style:parent-style-name="Title">
      <style:text-properties officeooo:rsid="00129856" officeooo:paragraph-rsid="00129856"/>
    </style:style>
    <style:style style:name="P3" style:family="paragraph" style:parent-style-name="Text_20_body">
      <style:paragraph-properties fo:text-align="center" style:justify-single-word="false"/>
      <style:text-properties officeooo:rsid="00129856" officeooo:paragraph-rsid="00129856"/>
    </style:style>
    <style:style style:name="P4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129856" officeooo:paragraph-rsid="00129856" style:font-size-asian="11pt" style:font-size-complex="11pt"/>
    </style:style>
    <style:style style:name="P5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12b48b" officeooo:paragraph-rsid="0012b48b" style:font-size-asian="11pt" style:font-size-complex="11pt"/>
    </style:style>
    <style:style style:name="P6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13e99d" officeooo:paragraph-rsid="0013e99d" style:font-size-asian="11pt" style:font-size-complex="11pt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1583e9" officeooo:paragraph-rsid="001583e9" style:font-size-asian="11pt" style:font-size-complex="11pt"/>
    </style:style>
    <style:style style:name="P8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1708ff" officeooo:paragraph-rsid="001708ff" style:font-size-asian="11pt" style:font-size-complex="11pt"/>
    </style:style>
    <style:style style:name="P9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170923" officeooo:paragraph-rsid="00170923" style:font-size-asian="11pt" style:font-size-complex="11pt"/>
    </style:style>
    <style:style style:name="T1" style:family="text">
      <style:text-properties officeooo:rsid="0016aaf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oung Children</text:p>
      <text:p text:style-name="P3">The Middle Years of Childhood, and the Start of A Teenager</text:p>
      <text:p text:style-name="P1"/>
      <text:p text:style-name="P4">A Young Child can talk to you.</text:p>
      <text:p text:style-name="P4">A Young Child can ask you a question.</text:p>
      <text:p text:style-name="P4">A Young Child can remember your answers, and uses them to ask new questions.</text:p>
      <text:p text:style-name="P4">A Young Child is now able to learn from other examples that just your own.</text:p>
      <text:p text:style-name="P4">A Young Child doesn’t need to go out into the world without supervision is always true.</text:p>
      <text:p text:style-name="P4">A Young Child doesn’t need to go out into the world without your supervision, is always wrong.</text:p>
      <text:p text:style-name="P5">A Young Child cannot hold a job, and if one ever does, it is not the one who needs correcting.</text:p>
      <text:p text:style-name="P6">A Young Child does not have a wrong way of being a child, but it does have wrong ways of being a healthy child.</text:p>
      <text:p text:style-name="P7">A Young Child cannot always distinguish what behavior is appropriate, and needs to be taught how to resolve these conflicts.</text:p>
      <text:p text:style-name="P7">A Young Child cannot be allowed to interact with other children without a supervisor present.</text:p>
      <text:p text:style-name="P7">A Young Child cannot be allowed to interact with abusive children, at all.</text:p>
      <text:p text:style-name="P7">A Young Child cannot be allowed into a situation intended for adults.</text:p>
      <text:p text:style-name="P7">A Young Child cannot be allowed to stay in a home with a violent criminal.</text:p>
      <text:p text:style-name="P7">A Young Child cannot be allowed to stay in a home where it was abused.</text:p>
      <text:p text:style-name="P7">A Young Child cannot be allowed to stay where it cannot be safe.</text:p>
      <text:p text:style-name="P7">A Young Child cannot be expected to secure its own surroundings.</text:p>
      <text:p text:style-name="P7">A Young Child cannot be expected to keep its room clean and healthy, without help.</text:p>
      <text:p text:style-name="P7">A Young Child cannot be expected to develop healthy habits spontaneously.</text:p>
      <text:p text:style-name="P7">A Young Child cannot be expected to know the answer to questions it has not be<text:span text:style-name="T1">en</text:span> show<text:span text:style-name="T1">n</text:span> by example; deduction and induction are developed in the early Teenage years.</text:p>
      <text:p text:style-name="P8">A Young Child does not have a way to help an adult with a problem.</text:p>
      <text:p text:style-name="P8">A Young Child does not have a way to keep out of trouble where an adult is the problem.</text:p>
      <text:p text:style-name="P9">A Young Child does not have a way to know a medical emergency without preparation beforehand.</text:p>
      <text:p text:style-name="P9">A Young Child cannot be expected to solve an emergency situation – it must be <text:span text:style-name="T2">shown</text:span><text:span text:style-name="T3"> how to act, beforehand.</text:span></text:p>
      <text:p text:style-name="P9"><text:span text:style-name="T3">A Young Child will not need help growing up, but does need help to grow up wel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22:40:08.082746288</meta:creation-date>
    <dc:date>2018-04-25T00:08:30.988308820</dc:date>
    <meta:editing-duration>PT8M16S</meta:editing-duration>
    <meta:editing-cycles>9</meta:editing-cycles>
    <meta:generator>LibreOffice/5.4.6.2$Linux_X86_64 LibreOffice_project/40m0$Build-2</meta:generator>
    <meta:document-statistic meta:table-count="0" meta:image-count="0" meta:object-count="0" meta:page-count="1" meta:paragraph-count="26" meta:word-count="389" meta:character-count="2059" meta:non-whitespace-character-count="1695"/>
  </office:meta>
</office:document-meta>
</file>